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_hw1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it_clone</text:p>
          </table:table-cell>
          <table:table-cell office:value-type="string" calcext:value-type="string">
            <text:p>comipl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final score</text:p>
          </table:table-cell>
        </table:table-row>
        <table:table-row table:style-name="ro1">
          <table:table-cell office:value-type="string" calcext:value-type="string">
            <text:p>B0727246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[.F2]-[.E2]&lt;0;0;[.F2]-[.E2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0829002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F3]-[.E3]&lt;0;0;[.F3]-[.E3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0829065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no output fil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F4]-[.E4]&lt;0;0;[.F4]-[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829065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no output fil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F5]-[.E5]&lt;0;0;[.F5]-[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843042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IF([.F6]-[.E6]&lt;0;0;[.F6]-[.E6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0843042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F7]-[.E7]&lt;0;0;[.F7]-[.E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0922044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[.F8]-[.E8]&lt;0;0;[.F8]-[.E8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0922044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[.F9]-[.E9]&lt;0;0;[.F9]-[.E9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0929060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IF([.F10]-[.E10]&lt;0;0;[.F10]-[.E10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0944104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11]-[.E11]&lt;0;0;[.F11]-[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02071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formula="of:=IF([.F12]-[.E12]&lt;0;0;[.F12]-[.E12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1029001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13]-[.E13]&lt;0;0;[.F13]-[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02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F14]-[.E14]&lt;0;0;[.F14]-[.E1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1029003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F15]-[.E15]&lt;0;0;[.F15]-[.E1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1029004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F16]-[.E16]&lt;0;0;[.F16]-[.E1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1029006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17]-[.E17]&lt;0;0;[.F17]-[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06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F18]-[.E18]&lt;0;0;[.F18]-[.E18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1029007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19]-[.E19]&lt;0;0;[.F19]-[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09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no output file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]-[.E20]&lt;0;0;[.F20]-[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11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21]-[.E21]&lt;0;0;[.F21]-[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12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IF([.F22]-[.E22]&lt;0;0;[.F22]-[.E22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1029014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23]-[.E23]&lt;0;0;[.F23]-[.E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15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[.F24]-[.E24]&lt;0;0;[.F24]-[.E24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1029015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[.F25]-[.E25]&lt;0;0;[.F25]-[.E25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1029016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F26]-[.E26]&lt;0;0;[.F26]-[.E2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1029017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27]-[.E27]&lt;0;0;[.F27]-[.E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19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[.F28]-[.E28]&lt;0;0;[.F28]-[.E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20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[.F29]-[.E29]&lt;0;0;[.F29]-[.E29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1029021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F30]-[.E30]&lt;0;0;[.F30]-[.E30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1029022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31]-[.E31]&lt;0;0;[.F31]-[.E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23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32]-[.E32]&lt;0;0;[.F32]-[.E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24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33]-[.E33]&lt;0;0;[.F33]-[.E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25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34]-[.E34]&lt;0;0;[.F34]-[.E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26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F35]-[.E35]&lt;0;0;[.F35]-[.E35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1029027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IF([.F36]-[.E36]&lt;0;0;[.F36]-[.E36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1029028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37]-[.E37]&lt;0;0;[.F37]-[.E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29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38]-[.E38]&lt;0;0;[.F38]-[.E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29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F39]-[.E39]&lt;0;0;[.F39]-[.E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30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IF([.F40]-[.E40]&lt;0;0;[.F40]-[.E40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1029031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F41]-[.E41]&lt;0;0;[.F41]-[.E4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1029032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42]-[.E42]&lt;0;0;[.F42]-[.E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33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IF([.F43]-[.E43]&lt;0;0;[.F43]-[.E43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1029033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IF([.F44]-[.E44]&lt;0;0;[.F44]-[.E44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1029034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[.F45]-[.E45]&lt;0;0;[.F45]-[.E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36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[.F46]-[.E46]&lt;0;0;[.F46]-[.E46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1029037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47]-[.E47]&lt;0;0;[.F47]-[.E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38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48]-[.E48]&lt;0;0;[.F48]-[.E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39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[.F49]-[.E49]&lt;0;0;[.F49]-[.E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40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50]-[.E50]&lt;0;0;[.F50]-[.E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42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51]-[.E51]&lt;0;0;[.F51]-[.E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44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F52]-[.E52]&lt;0;0;[.F52]-[.E5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1029045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53]-[.E53]&lt;0;0;[.F53]-[.E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46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IF([.F54]-[.E54]&lt;0;0;[.F54]-[.E54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1029047</text:p>
          </table:table-cell>
          <table:table-cell office:value-type="string" calcext:value-type="string">
            <text:p>cant change dir to target folder</text:p>
          </table:table-cell>
          <table:table-cell table:number-columns-repeated="2"/>
          <table:table-cell office:value-type="string" calcext:value-type="string">
            <text:p>Nan</text:p>
          </table:table-cell>
          <table:table-cell/>
          <table:table-cell table:formula="of:=IF([.F55]-[.E55]&lt;0;0;[.F55]-[.E55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B1029048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56]-[.E56]&lt;0;0;[.F56]-[.E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51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F57]-[.E57]&lt;0;0;[.F57]-[.E57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1029054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F([.F58]-[.E58]&lt;0;0;[.F58]-[.E58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1029055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IF([.F59]-[.E59]&lt;0;0;[.F59]-[.E59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1029057</text:p>
          </table:table-cell>
          <table:table-cell office:value-type="string" calcext:value-type="string">
            <text:p>cant change dir to target fold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IF([.F60]-[.E60]&lt;0;0;[.F60]-[.E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59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F61]-[.E61]&lt;0;0;[.F61]-[.E61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1029060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F([.F62]-[.E62]&lt;0;0;[.F62]-[.E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61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63]-[.E63]&lt;0;0;[.F63]-[.E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62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64]-[.E64]&lt;0;0;[.F64]-[.E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62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65]-[.E65]&lt;0;0;[.F65]-[.E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63</text:p>
          </table:table-cell>
          <table:table-cell office:value-type="string" calcext:value-type="string">
            <text:p>wrong url, cant clone</text:p>
          </table:table-cell>
          <table:table-cell table:number-columns-repeated="4"/>
          <table:table-cell table:formula="of:=IF([.F66]-[.E66]&lt;0;0;[.F66]-[.E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63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F67]-[.E67]&lt;0;0;[.F67]-[.E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29064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F68]-[.E68]&lt;0;0;[.F68]-[.E6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1029066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ile success</text:p>
          </table:table-cell>
          <table:table-cell office:value-type="string" calcext:value-type="string">
            <text:p>execute success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F69]-[.E69]&lt;0;0;[.F69]-[.E69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1042036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[.F70]-[.E70]&lt;0;0;[.F70]-[.E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42037</text:p>
          </table:table-cell>
          <table:table-cell office:value-type="string" calcext:value-type="string">
            <text:p>pull success</text:p>
          </table:table-cell>
          <table:table-cell office:value-type="string" calcext:value-type="string">
            <text:p>auto compile fail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IF([.F71]-[.E71]&lt;0;0;[.F71]-[.E7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9T16:15:29.903815544</dc:date>
    <meta:editing-duration>PT1H8M4S</meta:editing-duration>
    <meta:editing-cycles>1</meta:editing-cycles>
    <meta:document-statistic meta:table-count="1" meta:cell-count="402" meta:object-count="0"/>
    <meta:generator>LibreOffice/6.4.7.2$Linux_X86_64 LibreOffice_project/40$Build-2</meta:generator>
  </office:meta>
</office:document-meta>
</file>